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top" draw:auto-grow-height="false" fo:min-height="2.925cm" fo:min-width="7.12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39cm" fo:min-width="7.12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2.417cm" fo:min-width="7.12cm"/>
    </style:style>
    <style:style style:name="gr4" style:family="graphic" style:parent-style-name="objectwithoutfill">
      <style:graphic-properties draw:marker-end="Triangle_20_unfilled" draw:marker-end-width="0.3cm" draw:fill="none" draw:textarea-vertical-align="middle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2.29cm" fo:min-width="5.85cm"/>
    </style:style>
    <style:style style:name="gr6" style:family="graphic" style:parent-style-name="objectwithoutfill">
      <style:graphic-properties draw:marker-end="Diamond_20_unfilled" draw:marker-end-width="0.3cm" draw:fill="none" draw:textarea-vertical-align="bottom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2.29cm" fo:min-width="4.58cm"/>
    </style:style>
    <style:style style:name="gr8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text-position="33% 58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7.62cm" svg:height="3.175cm" svg:x="9.128cm" svg:y="8.747cm">
            <text:p text:style-name="P1"><text:span text:style-name="T1">-SqliteController db</text:span></text:p>
            <text:p text:style-name="P1"><text:span text:style-name="T1"/></text:p>
            <text:p text:style-name="P1"><text:span text:style-name="T1">+void add()</text:span></text:p>
            <text:p text:style-name="P1"><text:span text:style-name="T1">+Recipe get(int index)</text:span></text:p>
            <text:p text:style-name="P1"><text:span text:style-name="T1">+Recipe remove(int index)</text:span></text:p>
            <text:p text:style-name="P1"><text:span text:style-name="T1">+Recipe remove(Recipe recipe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7.62cm" svg:height="0.889cm" svg:x="9.128cm" svg:y="7.858cm">
            <text:p text:style-name="P3">RecipeList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5" xml:id="id2" draw:id="id2" draw:layer="layout" svg:width="7.62cm" svg:height="2.667cm" svg:x="9.128cm" svg:y="3.54cm">
          <text:p text:style-name="P3">ArrayList&lt;Recipe&gt;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2.938cm" svg:y1="7.858cm" svg:x2="12.938cm" svg:y2="6.207cm" draw:start-shape="id1" draw:start-glue-point="0" draw:end-shape="id2" draw:end-glue-point="2" svg:d="M12938 7858v-1651" svg:viewBox="0 0 1 1652">
          <text:p text:style-name="P3"><text:span text:style-name="T2">Extends</text:span></text:p>
        </draw:connector>
        <draw:custom-shape draw:style-name="gr5" draw:text-style-name="P5" xml:id="id3" draw:id="id3" draw:layer="layout" svg:width="6.35cm" svg:height="2.54cm" svg:x="20.558cm" svg:y="8.62cm">
          <text:p text:style-name="P3">Recipe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6.748cm" svg:y1="9.89cm" svg:x2="20.558cm" svg:y2="9.89cm" draw:start-shape="id1" draw:start-glue-point="1" draw:end-shape="id3" draw:end-glue-point="3" svg:d="M16748 9890h3810" svg:viewBox="0 0 3811 1">
          <text:p text:style-name="P3"><text:span text:style-name="T3">0 <text:s text:c="29"/></text:span><text:span text:style-name="T4">*</text:span></text:p>
        </draw:connector>
        <draw:custom-shape draw:style-name="gr7" draw:text-style-name="P5" xml:id="id4" draw:id="id4" draw:layer="layout" svg:width="5.08cm" svg:height="2.54cm" svg:x="1cm" svg:y="8.62cm">
          <text:p text:style-name="P3">Sqlite Controller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6.08cm" svg:y1="9.89cm" svg:x2="9.128cm" svg:y2="9.89cm" draw:start-shape="id4" draw:start-glue-point="1" draw:end-shape="id1" draw:end-glue-point="3" svg:d="M6080 9890h3048" svg:viewBox="0 0 304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21:41:45.160578341</meta:creation-date>
    <meta:generator>LibreOffice/5.1.4.2$Linux_X86_64 LibreOffice_project/10m0$Build-2</meta:generator>
    <dc:date>2016-12-05T22:22:43.836964795</dc:date>
    <meta:editing-duration>PT16M5S</meta:editing-duration>
    <meta:editing-cycles>3</meta:editing-cycles>
    <meta:document-statistic meta:object-count="9"/>
  </office:meta>
</office:document-meta>
</file>